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0aeb" officeooo:paragraph-rsid="00050aeb" style:font-weight-asian="bold" style:font-weight-complex="bold"/>
    </style:style>
    <style:style style:name="P2" style:family="paragraph" style:parent-style-name="Standard">
      <style:text-properties fo:font-weight="normal" officeooo:rsid="00050aeb" officeooo:paragraph-rsid="00050aeb" style:font-weight-asian="normal" style:font-weight-complex="normal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50aeb" officeooo:paragraph-rsid="00050ae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 on MongoDB course by Stephen Grider</text:p>
      <text:p text:style-name="P2">Notes will be below.</text:p>
      <text:p text:style-name="P2"/>
      <text:p text:style-name="P1">Installation </text:p>
      <text:p text:style-name="P1"><text:span text:style-name="T1">Install MongoDB from their site, community edition.</text:span></text:p>
      <text:p text:style-name="P1"><text:span text:style-name="T1">Install RoboMongo to access mongoDB data easier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0:24:35.863679969</meta:creation-date>
    <dc:date>2019-02-21T00:26:03.073237853</dc:date>
    <meta:editing-duration>PT1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6" meta:character-count="173" meta:non-whitespace-character-count="151"/>
  </office:meta>
</office:document-meta>
</file>